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.2cm"/>
    </style:style>
    <style:style style:name="gr2" style:family="graphic" style:parent-style-name="standard">
      <style:graphic-properties draw:stroke="none" svg:stroke-width="0.1cm" svg:stroke-color="#000000" draw:marker-start-width="0.2cm" draw:marker-end-width="0.2cm" draw:fill-color="#ffffff" draw:textarea-horizontal-align="justify" draw:textarea-vertical-align="middle" draw:auto-grow-height="false" fo:min-height="1.15cm" fo:min-width="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center" draw:textarea-vertical-align="top" draw:auto-grow-height="false" fo:min-height="4.53cm" fo:min-width="11.70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4.243cm" fo:min-width="13.69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3.802cm" fo:min-width="3.85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2.27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0.87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40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width="0.1cm" svg:stroke-color="#000000" draw:fill-color="#ffffff" draw:textarea-horizontal-align="justify" draw:textarea-vertical-align="middle" draw:auto-grow-height="false" fo:min-height="1.688cm" fo:min-width="4.772cm" fo:padding-top="0.175cm" fo:padding-bottom="0.175cm" fo:padding-left="0.3cm" fo:padding-right="0.3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7cm" svg:height="0.6cm" svg:x="14.218cm" svg:y="3.4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cm" svg:height="0.6cm" svg:x="11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1.5cm" svg:x="8.9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4cm" svg:height="6.9cm" svg:x="3.3cm" svg:y="1.2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298cm" svg:height="4.593cm" draw:transform="rotate (-0.00244346095279215) translate (6.506cm 8.681cm)">
          <text:p text:style-name="P3"><text:span text:style-name="T1">Dynamic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9cm" svg:height="4.6cm" svg:x="1.1cm" svg:y="8.7cm">
          <text:p text:style-name="P3"><text:span text:style-name="T1">Proo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4.063cm" svg:height="2cm" svg:x="10.9cm" svg:y="10.4cm">
          <text:p text:style-name="P3"><text:span text:style-name="T1">rps_t (r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2.078cm" svg:height="2cm" svg:x="13.5cm" svg:y="5.5cm">
          <text:p text:style-name="P3"><text:span text:style-name="T1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31cm" svg:y1="10.4cm" svg:x2="14.539cm" svg:y2="7.5cm" draw:start-shape="id1" draw:end-shape="id2" svg:d="M12931 10400c0-2173 1608-724 1608-2900" svg:viewBox="0 0 1609 2901">
          <text:p/>
        </draw:connector>
        <draw:custom-shape draw:style-name="gr6" draw:text-style-name="P2" xml:id="id3" draw:id="id3" draw:layer="layout" svg:width="4.063cm" svg:height="2cm" svg:x="16.137cm" svg:y="10.4cm">
          <text:p text:style-name="P3"><text:span text:style-name="T1">rps_t (r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22cm" svg:height="1.431cm" svg:x="14.98cm" svg:y="10.7cm">
          <draw:text-box>
            <text:p><text:span text:style-name="T1">-&gt;</text:span></text:p>
          </draw:text-box>
        </draw:frame>
        <draw:custom-shape draw:style-name="gr7" draw:text-style-name="P2" xml:id="id4" draw:id="id4" draw:layer="layout" svg:width="2.078cm" svg:height="2cm" svg:x="10.722cm" svg:y="5.5cm">
          <text:p text:style-name="P3"><text:span text:style-name="T1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8.168cm" svg:y1="10.4cm" svg:x2="11.761cm" svg:y2="7.5cm" draw:start-shape="id3" draw:end-shape="id4" draw:end-glue-point="8" svg:d="M18168 10400c0-2173-6407-724-6407-2900" svg:viewBox="0 0 6408 2901">
          <text:p/>
        </draw:connector>
        <draw:frame draw:style-name="gr10" draw:text-style-name="P5" draw:layer="layout" svg:width="3.156cm" svg:height="1.331cm" svg:x="10.444cm" svg:y="1.5cm">
          <draw:text-box>
            <text:p><text:span text:style-name="T1">Statics</text:span></text:p>
          </draw:text-box>
        </draw:frame>
        <draw:frame draw:style-name="gr9" draw:text-style-name="P5" draw:layer="layout" svg:width="13.137cm" svg:height="1.431cm" svg:x="5.4cm" svg:y="2.7cm">
          <draw:text-box>
            <text:p><text:span text:style-name="T1">rps_win_sta: (rps_s, rps_s) -&gt; bool</text:span></text:p>
          </draw:text-box>
        </draw:frame>
        <draw:frame draw:style-name="gr9" draw:text-style-name="P5" draw:layer="layout" svg:width="4.501cm" svg:height="1.431cm" svg:x="6.6cm" svg:y="10.7cm">
          <draw:text-box>
            <text:p><text:span text:style-name="T1">rps_win_s:</text:span></text:p>
          </draw:text-box>
        </draw:frame>
        <draw:connector draw:style-name="gr8" draw:text-style-name="P4" draw:layer="layout" draw:type="curve" svg:x1="11.761cm" svg:y1="5.5cm" svg:x2="11.75cm" svg:y2="4.1cm" draw:start-shape="id4" draw:start-glue-point="4" draw:end-shape="id5" draw:end-glue-point="2" svg:d="M11761 5500c0-1087-11-388-11-1400" svg:viewBox="0 0 12 1401">
          <text:p/>
        </draw:connector>
        <draw:connector draw:style-name="gr8" draw:text-style-name="P4" draw:layer="layout" draw:type="curve" svg:x1="14.539cm" svg:y1="5.5cm" svg:x2="14.568cm" svg:y2="4.097cm" draw:start-shape="id2" draw:start-glue-point="4" draw:end-shape="id6" draw:end-glue-point="2" svg:d="M14539 5500c0-1089 29-388 29-1403" svg:viewBox="0 0 30 1404">
          <text:p/>
        </draw:connector>
        <draw:custom-shape draw:style-name="gr11" draw:text-style-name="P2" draw:layer="layout" svg:width="5.8cm" svg:height="2.2cm" svg:x="1.5cm" svg:y="5.9cm">
          <text:p text:style-name="P3"><text:span text:style-name="T1">Specification</text:span></text:p>
          <draw:enhanced-geometry svg:viewBox="0 0 21600 21600" draw:text-areas="800 800 20800 20800" draw:type="round-rectangular-callout" draw:modifiers="23204.8267540079 -17821.7174011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4:26:09.199164111</meta:creation-date>
    <dc:date>2015-11-06T16:20:08.545365280</dc:date>
    <meta:editing-duration>PT57M32S</meta:editing-duration>
    <meta:editing-cycles>53</meta:editing-cycles>
    <meta:generator>LibreOffice/5.0.3.2$Linux_X86_64 LibreOffice_project/00m0$Build-2</meta:generator>
    <meta:document-statistic meta:object-count="19"/>
  </office:meta>
</office:document-meta>
</file>